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133cm"/>
    </style:style>
    <style:style style:name="co3" style:family="table-column">
      <style:table-column-properties fo:break-before="auto" style:column-width="1.847cm"/>
    </style:style>
    <style:style style:name="co4" style:family="table-column">
      <style:table-column-properties fo:break-before="auto" style:column-width="1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80" table:default-cell-style-name="ce2"/>
        <table:table-row table:style-name="ro1">
          <table:table-cell table:style-name="ce1" office:value-type="string" calcext:value-type="string">
            <text:p>abreviati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i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Accompagnement éducatif et soc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faire-ess.fr/fr/accompagnant-educatif-et-soci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MA</text:p>
          </table:table-cell>
          <table:table-cell office:value-type="string" calcext:value-type="string">
            <text:p>Moniteur d'atel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faire-ess.fr/fr/moniteur-dateli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iteur éduca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faire-ess.fr/fr/moniteur-educate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SF</text:p>
          </table:table-cell>
          <table:table-cell office:value-type="string" calcext:value-type="string">
            <text:p>Technicien de l'intervention sociale et famili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faire-ess.fr/fr/technicien-de-lintervention-sociale-familia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TS ESF</text:p>
          </table:table-cell>
          <table:table-cell office:value-type="string" calcext:value-type="string">
            <text:p>Brevet de technicien supérieur en économie sociale famili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aire-ess.fr/fr/bts-economie-sociale-familia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S</text:p>
          </table:table-cell>
          <table:table-cell office:value-type="string" calcext:value-type="string">
            <text:p>Assistant de service so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assistant-de-service-soci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JE</text:p>
          </table:table-cell>
          <table:table-cell office:value-type="string" calcext:value-type="string">
            <text:p>Educateur de jeunes enfan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educateur-de-jeunes-enfan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ducateur spécialis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educateur-speciali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TS</text:p>
          </table:table-cell>
          <table:table-cell office:value-type="string" calcext:value-type="string">
            <text:p>Educateur technique spécialis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educateur-technique-speciali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SF</text:p>
          </table:table-cell>
          <table:table-cell office:value-type="string" calcext:value-type="string">
            <text:p>Conseiller en économie sociale famili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conseiller-en-economie-sociale-familia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FERIUS</text:p>
          </table:table-cell>
          <table:table-cell office:value-type="string" calcext:value-type="string">
            <text:p>Certificat d'aptitude aux fonctions d'encadrement et de responsable d'unité d'intervention soci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caferui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édiateur famil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mediateur-famili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JPM</text:p>
          </table:table-cell>
          <table:table-cell office:value-type="string" calcext:value-type="string">
            <text:p>Formations aux fonctions tutélai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ire-ess.fr/fr/fonction-tutelaire-mandataire-judiciaire-a-la-protection-des-majeu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FDES</text:p>
          </table:table-cell>
          <table:table-cell office:value-type="string" calcext:value-type="string">
            <text:p>Certificat d'aptitude aux fonctions de directeur d'établissement ou de service d'intervention soci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faire-ess.fr/fr/cafd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IS</text:p>
          </table:table-cell>
          <table:table-cell office:value-type="string" calcext:value-type="string">
            <text:p>Diplôme d'État d'ingénierie soci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faire-ess.fr/fr/dei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ES</text:p>
          </table:table-cell>
          <table:table-cell office:value-type="string" calcext:value-type="string">
            <text:p>Dirigeant d'entreprise d'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faire-ess.fr/fr/deess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5:45:12.4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0T15:39:37.596000000</meta:creation-date>
    <dc:date>2025-06-20T15:45:27.811000000</dc:date>
    <meta:editing-duration>PT4M43S</meta:editing-duration>
    <meta:editing-cycles>2</meta:editing-cycles>
    <meta:generator>LibreOffice/24.2.1.2$Windows_X86_64 LibreOffice_project/db4def46b0453cc22e2d0305797cf981b68ef5ac</meta:generator>
    <meta:document-statistic meta:table-count="1" meta:cell-count="68" meta:object-count="0"/>
  </office:meta>
</office:document-meta>
</file>